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draw:marker-start-width="0.5cm" draw:marker-end-width="0.5cm" draw:fill-color="#ffffff" draw:textarea-horizontal-align="justify" draw:textarea-vertical-align="middle" draw:auto-grow-height="false" fo:min-height="14.947cm" fo:min-width="14.551cm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fo:min-height="3.38cm"/>
      <style:paragraph-properties style:writing-mode="lr-tb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4.578cm" fo:min-width="4.832cm"/>
    </style:style>
    <style:style style:name="gr4" style:family="graphic" style:parent-style-name="standard">
      <style:graphic-properties draw:stroke="none" draw:marker-start="Circle" draw:marker-end="Circle" draw:fill-color="#729fcf" draw:textarea-horizontal-align="center" draw:textarea-vertical-align="middle" draw:auto-grow-height="false" fo:min-height="5.941cm" fo:min-width="5.4cm" draw:shadow="hidden"/>
    </style:style>
    <style:style style:name="gr5" style:family="graphic" style:parent-style-name="standard">
      <style:graphic-properties draw:stroke="none" svg:stroke-width="0.2cm" svg:stroke-color="#3465a4" draw:marker-start-width="0.5cm" draw:marker-end-width="0.5cm" draw:fill-color="#b2b2b2" draw:textarea-horizontal-align="justify" draw:textarea-vertical-align="middle" draw:auto-grow-height="false" fo:min-height="3.251cm" fo:min-width="6.654cm" fo:padding-top="0.225cm" fo:padding-bottom="0.225cm" fo:padding-left="0.35cm" fo:padding-right="0.35cm"/>
    </style:style>
    <style:style style:name="gr6" style:family="graphic" style:parent-style-name="standard">
      <style:graphic-properties svg:stroke-width="0.2cm" svg:stroke-color="#ffffff" draw:marker-start-width="0.5cm" draw:marker-end-width="0.5cm" draw:fill-color="#b2b2b2" draw:textarea-horizontal-align="justify" draw:textarea-vertical-align="middle" draw:auto-grow-height="false" fo:min-height="1.771cm" fo:min-width="8.152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05cm" svg:stroke-color="#ffffff" draw:marker-start-width="0.275cm" draw:marker-end-width="0.275cm" draw:fill-color="#3465a4" draw:textarea-horizontal-align="center" draw:textarea-vertical-align="middle" draw:auto-grow-height="false" fo:min-height="0.836cm" fo:min-width="0cm" fo:padding-top="0.15cm" fo:padding-bottom="0.15cm" fo:padding-left="0.275cm" fo:padding-right="0.275cm" fo:wrap-option="wrap" draw:shadow="hidden"/>
    </style:style>
    <style:style style:name="gr8" style:family="graphic" style:parent-style-name="standard">
      <style:graphic-properties draw:stroke="none" draw:fill-color="#729fcf" draw:textarea-horizontal-align="justify" draw:textarea-vertical-align="middle" draw:auto-grow-height="false" fo:min-height="0.339cm" fo:min-width="0.075cm"/>
    </style:style>
    <style:style style:name="gr9" style:family="graphic" style:parent-style-name="standard">
      <style:graphic-properties draw:stroke="none" svg:stroke-width="0.05cm" svg:stroke-color="#ffffff" draw:marker-start-width="0.275cm" draw:marker-end-width="0.275cm" draw:fill-color="#3465a4" draw:textarea-vertical-align="middle" draw:auto-grow-height="false" fo:min-height="0.095cm" fo:min-width="0cm" fo:padding-top="0.15cm" fo:padding-bottom="0.15cm" fo:padding-left="0.275cm" fo:padding-right="0.275cm" fo:wrap-option="wrap"/>
    </style:style>
    <style:style style:name="gr10" style:family="graphic" style:parent-style-name="standard">
      <style:graphic-properties draw:stroke="none" svg:stroke-width="0.05cm" svg:stroke-color="#ffffff" draw:marker-start-width="0.275cm" draw:marker-end-width="0.275cm" draw:fill-color="#3465a4" draw:textarea-vertical-align="middle" draw:auto-grow-height="false" fo:min-height="0.171cm" fo:min-width="0cm" fo:padding-top="0.15cm" fo:padding-bottom="0.15cm" fo:padding-left="0.275cm" fo:padding-right="0.275cm" fo:wrap-option="wrap"/>
    </style:style>
    <style:style style:name="gr11" style:family="graphic" style:parent-style-name="standard">
      <style:graphic-properties draw:stroke="none" svg:stroke-width="0.05cm" svg:stroke-color="#ffffff" draw:marker-start-width="0.275cm" draw:marker-end-width="0.275cm" draw:fill-color="#3465a4" draw:textarea-vertical-align="middle" draw:auto-grow-height="false" fo:min-height="0.309cm" fo:min-width="0cm" fo:padding-top="0.15cm" fo:padding-bottom="0.15cm" fo:padding-left="0.275cm" fo:padding-right="0.275cm" fo:wrap-option="wrap"/>
    </style:style>
    <style:style style:name="gr12" style:family="graphic" style:parent-style-name="standard">
      <style:graphic-properties draw:stroke="none" svg:stroke-width="0.05cm" svg:stroke-color="#ffffff" draw:marker-start-width="0.275cm" draw:marker-end-width="0.275cm" draw:fill-color="#3465a4" draw:textarea-vertical-align="middle" draw:auto-grow-height="false" fo:min-height="0.031cm" fo:min-width="0cm" fo:padding-top="0.15cm" fo:padding-bottom="0.15cm" fo:padding-left="0.275cm" fo:padding-right="0.275cm" fo:wrap-option="wrap"/>
    </style:style>
    <style:style style:name="gr13" style:family="graphic" style:parent-style-name="standard">
      <style:graphic-properties draw:stroke="none" svg:stroke-width="0.05cm" svg:stroke-color="#ffffff" draw:marker-start-width="0.275cm" draw:marker-end-width="0.275cm" draw:fill-color="#3465a4" draw:textarea-vertical-align="middle" draw:auto-grow-height="false" fo:min-height="0.21cm" fo:min-width="0cm" fo:padding-top="0.15cm" fo:padding-bottom="0.15cm" fo:padding-left="0.275cm" fo:padding-right="0.275cm" fo:wrap-option="wrap"/>
    </style:style>
    <style:style style:name="gr14" style:family="graphic" style:parent-style-name="standard">
      <style:graphic-properties draw:stroke="none" svg:stroke-color="#9999ff" draw:fill-color="#ffffff" draw:textarea-horizontal-align="justify" draw:textarea-vertical-align="middle" draw:auto-grow-height="false" fo:min-height="1.017cm" fo:min-width="0.907cm" draw:shadow="hidden"/>
    </style:style>
    <style:style style:name="gr15" style:family="graphic" style:parent-style-name="standard">
      <style:graphic-properties draw:stroke="none" svg:stroke-color="#9999ff" draw:fill-color="#b2b2b2" draw:textarea-horizontal-align="justify" draw:textarea-vertical-align="middle" draw:auto-grow-height="false" fo:min-height="0.535cm" fo:min-width="0.364cm"/>
    </style:style>
    <style:style style:name="gr16" style:family="graphic" style:parent-style-name="standard">
      <style:graphic-properties draw:stroke="none" svg:stroke-color="#9999ff" draw:fill-color="#ffffff" draw:textarea-horizontal-align="justify" draw:textarea-vertical-align="middle" draw:auto-grow-height="false" fo:min-height="0.4cm" fo:min-width="0.272cm"/>
    </style:style>
    <style:style style:name="gr17" style:family="graphic" style:parent-style-name="standard">
      <style:graphic-properties draw:stroke="none" svg:stroke-color="#9999ff" draw:fill-color="#b2b2b2" draw:textarea-horizontal-align="justify" draw:textarea-vertical-align="middle" draw:auto-grow-height="false" fo:min-height="0.069cm" fo:min-width="0cm"/>
    </style:style>
    <style:style style:name="gr18" style:family="graphic" style:parent-style-name="standard">
      <style:graphic-properties svg:stroke-width="0.4cm" svg:stroke-color="#b2b2b2" draw:marker-start-width="0.8cm" draw:marker-end-width="0.8cm" draw:fill="none" draw:fill-color="#b2b2b2" draw:textarea-horizontal-align="justify" draw:textarea-vertical-align="middle" draw:auto-grow-height="false" fo:min-height="1.366cm" fo:min-width="2.68cm" fo:padding-top="0.325cm" fo:padding-bottom="0.325cm" fo:padding-left="0.45cm" fo:padding-right="0.45cm"/>
    </style:style>
    <style:style style:name="gr19" style:family="graphic" style:parent-style-name="objectwithoutfill">
      <style:graphic-properties draw:stroke="solid" svg:stroke-width="0.15cm" svg:stroke-color="#ffffff" draw:marker-start="Circle" draw:marker-start-width="0.425cm" draw:marker-end="" draw:marker-end-width="0.525cm" draw:fill="solid" draw:fill-color="#ffffff" draw:textarea-vertical-align="middle"/>
    </style:style>
    <style:style style:name="P1" style:family="paragraph">
      <loext:graphic-properties draw:fill-color="#ffffff"/>
      <style:paragraph-properties fo:text-align="center"/>
      <style:text-properties style:text-underline-style="solid" style:text-underline-width="auto" style:text-underline-color="font-color"/>
    </style:style>
    <style:style style:name="P2" style:family="paragraph">
      <loext:graphic-properties draw:fill="none" draw:fill-color="#ffffff"/>
      <style:paragraph-properties style:writing-mode="lr-tb"/>
      <style:text-properties fo:color="#3465a4" style:font-name="Verdana"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loext:graphic-properties draw:fill-color="#b2b2b2"/>
      <style:paragraph-properties fo:text-align="center"/>
    </style:style>
    <style:style style:name="P6" style:family="paragraph">
      <loext:graphic-properties draw:fill-color="#3465a4"/>
      <style:paragraph-properties fo:text-align="center"/>
    </style:style>
    <style:style style:name="P7" style:family="paragraph">
      <loext:graphic-properties draw:fill="none" draw:fill-color="#b2b2b2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T1" style:family="text">
      <style:text-properties fo:color="#3465a4" style:font-name="Verdana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6.789cm" svg:height="16.935cm" svg:x="2.117cm" svg:y="4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4.238cm" svg:height="3.63cm" svg:x="4.736cm" svg:y="18.044cm">
          <draw:text-box>
            <text:p><text:span text:style-name="T1">Q</text:span><text:span text:style-name="T1">u</text:span><text:span text:style-name="T1">e</text:span><text:span text:style-name="T1">t</text:span><text:span text:style-name="T1">z</text:span><text:span text:style-name="T1">a</text:span><text:span text:style-name="T1">l</text:span><text:span text:style-name="T1">-</text:span><text:span text:style-name="T1">C</text:span><text:span text:style-name="T1">o</text:span><text:span text:style-name="T1">a</text:span><text:span text:style-name="T1">l</text:span><text:span text:style-name="T1">T</text:span><text:span text:style-name="T1">L</text:span></text:p>
          </draw:text-box>
        </draw:frame>
        <draw:custom-shape draw:style-name="gr3" draw:text-style-name="P3" draw:layer="layout" svg:width="7.54cm" svg:height="6.826cm" svg:x="6.721cm" svg:y="4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4" draw:layer="layout" svg:width="5.449cm" svg:height="8.406cm" svg:x="7.938cm" svg:y="5.293cm" svg:viewBox="0 0 5450 8407" svg:d="M1651 4454c721-803 1489-2150 994-2710-110-125-1611-1156-2645-1024 192-565 1322-285 1527-516 370-252 952-413 2256 403 963 1090 906 1677-368 4299-217 1130 976 1787 1849 2422 163 129 490 1177-489 1071-2241-183-4295-2026-3124-3945z">
          <text:p/>
        </draw:path>
        <draw:custom-shape draw:style-name="gr5" draw:text-style-name="P5" draw:layer="layout" svg:width="7.754cm" svg:height="4.101cm" svg:x="6.538cm" svg:y="12.8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9.092cm" svg:height="2.461cm" svg:x="5.893cm" svg:y="11.7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" draw:text-style-name="P6" draw:layer="layout" svg:width="2.077cm" svg:height="0.244cm" svg:x="10.627cm" svg:y="5.186cm" svg:viewBox="0 0 2078 245" svg:d="M0 197c716 87 466-44 1123 32s807-146 950-22c57-206-385-73-898-165s-750-27-1175 155z">
          <text:p/>
        </draw:path>
        <draw:custom-shape draw:style-name="gr8" draw:text-style-name="P4" draw:layer="layout" svg:width="1.141cm" svg:height="1.777cm" draw:transform="skewX (-0.594284610304069) rotate (1.59540546924802) translate (8.83cm 8.128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6" draw:layer="layout" svg:width="0.295cm" svg:height="0.655cm" draw:transform="rotate (2.70229328086282) translate (9.775cm 5.556cm)">
          <text:p/>
          <draw:enhanced-geometry svg:viewBox="0 0 21600 21600" draw:mirror-horizontal="fals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0" draw:text-style-name="P6" draw:layer="layout" svg:width="0.33cm" svg:height="0.783cm" draw:transform="rotate (2.70229328086282) translate (10.159cm 5.464cm)">
          <text:p/>
          <draw:enhanced-geometry svg:viewBox="0 0 21600 21600" draw:mirror-horizontal="fals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1" draw:text-style-name="P6" draw:layer="layout" svg:width="0.485cm" svg:height="1.013cm" draw:transform="rotate (2.5242696971594) translate (10.688cm 5.58cm)">
          <text:p/>
          <draw:enhanced-geometry svg:viewBox="0 0 21600 21600" draw:mirror-horizontal="fals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path draw:style-name="gr7" draw:text-style-name="P6" draw:layer="layout" svg:width="2.43cm" svg:height="0.987cm" svg:x="10.696cm" svg:y="5.333cm" svg:viewBox="0 0 2431 988" svg:d="M0 80c716 87 722 193 1379 269s905 515 1048 639c57-206-483-734-996-826s-1006-264-1431-82z">
          <text:p/>
        </draw:path>
        <draw:path draw:style-name="gr7" draw:text-style-name="P6" draw:layer="layout" svg:width="2.641cm" svg:height="1.552cm" svg:x="10.795cm" svg:y="5.425cm" svg:viewBox="0 0 2642 1553" svg:d="M0 33c716 87 949 647 1606 723s889 673 1032 797c57-206-467-892-980-984s-1233-718-1658-536z">
          <text:p/>
        </draw:path>
        <draw:path draw:style-name="gr7" draw:text-style-name="P6" draw:layer="layout" svg:width="2.312cm" svg:height="2.337cm" svg:x="10.894cm" svg:y="5.516cm" svg:viewBox="0 0 2313 2338" svg:d="M0 26c716 87 832 966 1489 1042s673 1146 816 1270c57-206-212-1488-725-1580s-1155-914-1580-732z">
          <text:p/>
        </draw:path>
        <draw:path draw:style-name="gr7" draw:text-style-name="P6" draw:layer="layout" svg:width="2.312cm" svg:height="2.337cm" draw:transform="rotate (-0.493753645389196) translate (11.3052043414505cm 6.64256681185602cm)" svg:viewBox="0 0 2313 2338" svg:d="M0 26c716 87 832 966 1489 1042s673 1146 816 1270c57-206-212-1488-725-1580s-1155-914-1580-732z">
          <text:p/>
        </draw:path>
        <draw:custom-shape draw:style-name="gr12" draw:text-style-name="P6" draw:layer="layout" svg:width="0.247cm" svg:height="0.549cm" draw:transform="skewX (0.00174532925199433) rotate (2.70229328086282) translate (10.433cm 5.454cm)">
          <text:p/>
          <draw:enhanced-geometry svg:viewBox="0 0 21600 21600" draw:mirror-horizontal="fals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9" draw:text-style-name="P6" draw:layer="layout" svg:width="0.277cm" svg:height="0.657cm" draw:transform="skewX (0.00157079632679483) rotate (2.70229328086282) translate (10.654cm 5.422cm)">
          <text:p/>
          <draw:enhanced-geometry svg:viewBox="0 0 21600 21600" draw:mirror-horizontal="fals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3" draw:text-style-name="P6" draw:layer="layout" svg:width="0.407cm" svg:height="0.848cm" draw:transform="skewX (-0.00244346095279208) rotate (2.5242696971594) translate (11.098cm 5.519cm)">
          <text:p/>
          <draw:enhanced-geometry svg:viewBox="0 0 21600 21600" draw:mirror-horizontal="fals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path draw:style-name="gr14" draw:text-style-name="P3" draw:layer="layout" svg:width="2.847cm" svg:height="1.791cm" svg:x="8.151cm" svg:y="13.314cm" svg:viewBox="0 0 2848 1792" svg:d="M2848 896c0 157-45 312-133 448s-212 249-364 328-323 120-498 120-332-219-490-463-1608-375-1327-456 1240-276 1327-412c145-265 315-461 490-461s346 41 498 120 276 192 364 328c87 136 133 291 133 448z">
          <text:p/>
        </draw:path>
        <draw:custom-shape draw:style-name="gr15" draw:text-style-name="P5" draw:layer="layout" svg:width="1.374cm" svg:height="1.247cm" svg:x="9.773cm" svg:y="13.579cm">
          <text:p/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6" draw:text-style-name="P3" draw:layer="layout" svg:width="1.226cm" svg:height="1.034cm" svg:x="9.952cm" svg:y="13.686cm">
          <text:p/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7" draw:text-style-name="P5" draw:layer="layout" svg:width="0.451cm" svg:height="0.451cm" svg:x="10.345cm" svg:y="13.9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7" draw:layer="layout" svg:width="3.576cm" svg:height="2.012cm" svg:x="8.632cm" svg:y="10.9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8" draw:layer="layout" svg:x1="13.844cm" svg:y1="12.487cm" svg:x2="11.83cm" svg:y2="14.203cm">
          <text:p/>
        </draw:line>
        <draw:line draw:style-name="gr19" draw:text-style-name="P8" draw:layer="layout" svg:x1="13.835cm" svg:y1="15.158cm" svg:x2="11.922cm" svg:y2="14.185cm">
          <text:p/>
        </draw:line>
        <draw:line draw:style-name="gr19" draw:text-style-name="P8" draw:layer="layout" svg:x1="13.861cm" svg:y1="13.582cm" svg:x2="12.504cm" svg:y2="13.61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7T18:57:54.226621194</meta:creation-date>
    <dc:date>2021-04-28T17:46:50.663269990</dc:date>
    <meta:editing-duration>PT1H20M52S</meta:editing-duration>
    <meta:editing-cycles>16</meta:editing-cycles>
    <meta:generator>LibreOffice/6.4.6.2$Linux_X86_64 LibreOffice_project/40$Build-2</meta:generator>
    <meta:document-statistic meta:object-count="26"/>
  </office:meta>
</office:document-meta>
</file>